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fo:font-family="'Noto Sans'" style:font-family-generic="swiss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opacity="100%" draw:opacity-name="Transparency_20_2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fo:font-family="'Noto Sans'" style:font-family-generic="swiss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Noto Sans'" style:font-family-generic="swiss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53cm" svg:stroke-color="#ff8000" draw:marker-start="" draw:marker-start-width="0.34cm" draw:marker-start-center="false" draw:marker-end="" draw:marker-end-width="0.34cm" draw:marker-end-center="false" draw:stroke-linejoin="miter" draw:fill="solid" draw:fill-color="#ffffff" draw:opacity="100%" draw:opacity-name="Transparency_20_2" draw:textarea-horizontal-align="center" draw:textarea-vertical-align="middle" draw:auto-grow-height="false" draw:fit-to-size="false" style:shrink-to-fit="false" fo:min-height="4.145cm" fo:min-width="8.334cm" fo:padding-top="0.143cm" fo:padding-bottom="0.143cm" fo:padding-left="0.263cm" fo:padding-right="0.263cm" fo:wrap-option="wrap" draw:shadow="visible" draw:shadow-offset-x="0cm" draw:shadow-offset-y="0cm" draw:shadow-color="#ffbf00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myFontWork" draw:style-name="gr1" draw:text-style-name="P2" svg:width="8.859cm" svg:height="4.43cm" svg:x="2.688cm" svg:y="1.813cm">
     <text:p text:style-name="P1"><text:span text:style-name="T1">STAR</text:span></text:p>
     <text:p text:style-name="P1"><text:span text:style-name="T1">WARS</text:span></text:p>
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fade-up" draw:modifiers="4239.65603439656" draw:enhanced-path="M ?f0 0 L ?f1 0 N M 0 21600 L 21600 21600 N">
      <draw:equation draw:name="f0" draw:formula="$0 "/>
      <draw:equation draw:name="f1" draw:formula="21600-$0 "/>
      <draw:handle draw:handle-range-x-minimum="0" draw:handle-range-x-maximum="10800" draw:handle-position="$0 top" draw:handle-position-x="$0" draw:handle-position-y="top"/>
     </draw:enhanced-geometry>
    </draw:custom-shape>Hel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opacity draw:name="Transparency_20_2" draw:display-name="Transparency 2" draw:style="linear" draw:start="50%" draw:end="0%" draw:angle="0deg" draw:border="0%">
      <loext:opacity-stop svg:offset="0" svg:stop-opacity="0.501960784313726"/>
      <loext:opacity-stop svg:offset="1" svg:stop-opacity="0"/>
    </draw:opacity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buildlo8/26.8.0.0.alpha0$Windows_X86_64 LibreOffice_project/2a149fcc6a1e378a6ee356ba032757a8b1b332ea
  </meta:generator>
    <meta:document-statistic meta:page-count="1" meta:table-count="0" meta:image-count="0" meta:object-count="0" meta:paragraph-count="1" meta:word-count="1" meta:character-count="5"/>
  </office:meta>
</office:document-meta>
</file>